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4ae0" officeooo:paragraph-rsid="00064ae0"/>
    </style:style>
    <style:style style:name="P2" style:family="paragraph" style:parent-style-name="Standard">
      <style:text-properties officeooo:rsid="0006a20c" officeooo:paragraph-rsid="0006a20c"/>
    </style:style>
    <style:style style:name="P3" style:family="paragraph" style:parent-style-name="Standard">
      <style:text-properties officeooo:rsid="0007acd6" officeooo:paragraph-rsid="0007acd6"/>
    </style:style>
    <style:style style:name="P4" style:family="paragraph" style:parent-style-name="Standard">
      <style:text-properties officeooo:rsid="000885cc" officeooo:paragraph-rsid="000fe4db"/>
    </style:style>
    <style:style style:name="P5" style:family="paragraph" style:parent-style-name="Standard">
      <style:text-properties fo:color="#c9211e" loext:opacity="100%" officeooo:rsid="00165d4c" officeooo:paragraph-rsid="00165d4c"/>
    </style:style>
    <style:style style:name="P6" style:family="paragraph" style:parent-style-name="Standard">
      <style:text-properties officeooo:rsid="000885cc" officeooo:paragraph-rsid="0011aaec"/>
    </style:style>
    <style:style style:name="P7" style:family="paragraph" style:parent-style-name="Standard">
      <style:text-properties officeooo:rsid="000dc31b" officeooo:paragraph-rsid="0011aaec"/>
    </style:style>
    <style:style style:name="P8" style:family="paragraph" style:parent-style-name="Standard">
      <style:text-properties officeooo:rsid="000dc31b" officeooo:paragraph-rsid="000dc31b"/>
    </style:style>
    <style:style style:name="P9" style:family="paragraph" style:parent-style-name="Standard">
      <style:text-properties officeooo:rsid="000885cc" officeooo:paragraph-rsid="000885cc"/>
    </style:style>
    <style:style style:name="P10" style:family="paragraph" style:parent-style-name="Standard">
      <style:text-properties officeooo:rsid="000e31e3" officeooo:paragraph-rsid="000e31e3"/>
    </style:style>
    <style:style style:name="P11" style:family="paragraph" style:parent-style-name="Standard">
      <style:text-properties officeooo:rsid="0018229c" officeooo:paragraph-rsid="0018229c"/>
    </style:style>
    <style:style style:name="P12" style:family="paragraph" style:parent-style-name="Standard">
      <style:text-properties officeooo:rsid="001b27ee" officeooo:paragraph-rsid="001b27ee"/>
    </style:style>
    <style:style style:name="P13" style:family="paragraph" style:parent-style-name="Standard">
      <style:text-properties officeooo:rsid="00197ea3" officeooo:paragraph-rsid="00197ea3"/>
    </style:style>
    <style:style style:name="P14" style:family="paragraph" style:parent-style-name="Standard">
      <style:paragraph-properties fo:break-before="page"/>
      <style:text-properties officeooo:rsid="000e31e3" officeooo:paragraph-rsid="000e31e3"/>
    </style:style>
    <style:style style:name="T1" style:family="text">
      <style:text-properties officeooo:rsid="000fe4db"/>
    </style:style>
    <style:style style:name="T2" style:family="text">
      <style:text-properties officeooo:rsid="0011aaec"/>
    </style:style>
    <style:style style:name="T3" style:family="text">
      <style:text-properties officeooo:rsid="00133dce"/>
    </style:style>
    <style:style style:name="T4" style:family="text">
      <style:text-properties officeooo:rsid="001b58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naire RGPD</text:p>
      <text:p text:style-name="P1"/>
      <text:p text:style-name="P2">L’abréviation RGPD signifie Règlement Générale sur la Protection des Données.</text:p>
      <text:p text:style-name="P3"/>
      <text:p text:style-name="P4">« Le RGPD s’applique à tout «traitement de données personnelles, automatisé en tout ou en partie, ainsi qu’au traitement non automatisé de données à caractère personnel qui sont contenues ou pourraient être contenues dans un fichier »</text:p>
      <text:p text:style-name="P5">Le RGPD s’applique à toute personnes (morale ou physique) qui traite ou sous-traite des données de personnes (physique ou morale encore une fois)</text:p>
      <text:p text:style-name="P4"/>
      <text:p text:style-name="P6">Il concerne les <text:span text:style-name="T1">traitants et sous-traitants</text:span> situées en UE ainsi que <text:span text:style-name="T2">ceux</text:span> qui collectent des données sur des citoyens (ou autres) situés en UE. </text:p>
      <text:p text:style-name="P7">Plus particulièrement si la collecte de données sur les personnes concernée en UE vise à : </text:p>
      <text:p text:style-name="P8">- Offrir des biens/services personnalisés en relations à cette collecte.</text:p>
      <text:p text:style-name="P8">- Suivre le comportement des personnes concernées.</text:p>
      <text:p text:style-name="P8"/>
      <text:p text:style-name="P8"><text:span text:style-name="T3">« I</text:span>l concerne toutes les données personnelles se rapportant à des personnes physiques identifiées ou identifiables et ne fait pas de distinction qu’il s’agisse d’un traitement mis en œuvre par une personne physique ou une personne morale de droit public ou privé »</text:p>
      <text:p text:style-name="P9"/>
      <text:p text:style-name="P10">En Suisse, le RGPD ne s’applique pas directement, puisqu’il vise principalement l’union européene. En revanche, étant donnée que la suisse est au milieu de l’union européene, il faut comprendre qu’elle est bien obligée de s’adapter au RGPD sur certains points, car elle est, e ntant que pays limitrophe, en relation directe ou indirecte avec ses voisins. Elle ne peut pas juste dire « bon j’suis juste là au milieu des gens et faites comme vous voulez » mais doit d’une certaine manière, déjà selon le règlement lui même se conformer aux exigences, mais surtout en tant que voisine de tous ces états européens.</text:p>
      <text:p text:style-name="P10"/>
      <text:p text:style-name="P11">Le RGPD parle de ciblage, là ou la suisse parle de profilage. </text:p>
      <text:p text:style-name="P11"/>
      <text:p text:style-name="P12">Cas très précis ou l’on est ni soumis au RGPD ni au LPD : <text:span text:style-name="T4">Lorsqu’on a usage privé pour un domaine privé, on est pas tenu de respecter le RGPD ou la LPD</text:span></text:p>
      <text:p text:style-name="P13"/>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4T15:18:19.985109588</meta:creation-date>
    <dc:date>2025-09-04T16:05:21.420675896</dc:date>
    <meta:editing-duration>PT46M51S</meta:editing-duration>
    <meta:editing-cycles>22</meta:editing-cycles>
    <meta:generator>LibreOffice/25.2.3.2$Linux_X86_64 LibreOffice_project/520$Build-2</meta:generator>
    <meta:document-statistic meta:table-count="0" meta:image-count="0" meta:object-count="0" meta:page-count="2" meta:paragraph-count="12" meta:word-count="320" meta:character-count="1917" meta:non-whitespace-character-count="1606"/>
  </office:meta>
</office:document-meta>
</file>